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117ada" officeooo:paragraph-rsid="00117ada" style:language-asian="zxx" style:country-asian="none" style:language-complex="zxx" style:country-complex="none"/>
    </style:style>
    <style:style style:name="P2" style:family="paragraph" style:parent-style-name="Standard">
      <style:text-properties fo:language="fr" fo:country="FR" officeooo:paragraph-rsid="0014c312" style:language-asian="zxx" style:country-asian="none" style:language-complex="zxx" style:country-complex="none"/>
    </style:style>
    <style:style style:name="P3" style:family="paragraph" style:parent-style-name="Date">
      <style:text-properties fo:font-size="15pt" fo:language="fr" fo:country="FR" style:font-size-asian="15pt" style:language-asian="zxx" style:country-asian="none" style:font-size-complex="15pt" style:language-complex="zxx" style:country-complex="none"/>
    </style:style>
    <style:style style:name="P4" style:family="paragraph" style:parent-style-name="Date">
      <style:text-properties officeooo:rsid="0014c312" officeooo:paragraph-rsid="0014c312"/>
    </style:style>
    <style:style style:name="P5" style:family="paragraph" style:parent-style-name="a_20_faire_2f__20_fait">
      <style:text-properties fo:language="fr" fo:country="FR" style:language-asian="zxx" style:country-asian="none" style:language-complex="zxx" style:country-complex="none"/>
    </style:style>
    <style:style style:name="P6" style:family="paragraph" style:parent-style-name="a_20_faire_2f__20_fait">
      <style:text-properties fo:language="fr" fo:country="FR" officeooo:paragraph-rsid="0014c312" style:language-asian="zxx" style:country-asian="none" style:language-complex="zxx" style:country-complex="none"/>
    </style:style>
    <style:style style:name="P7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13673a" officeooo:paragraph-rsid="0013673a"/>
    </style:style>
    <style:style style:name="P8" style:family="paragraph" style:parent-style-name="Standard">
      <style:text-properties fo:language="fr" fo:country="FR" officeooo:paragraph-rsid="001afd0a" style:language-asian="zxx" style:country-asian="none" style:language-complex="zxx" style:country-complex="none"/>
    </style:style>
    <style:style style:name="P9" style:family="paragraph" style:parent-style-name="a_20_faire_2f__20_fait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fo:language="fr" fo:country="FR" officeooo:rsid="0013673a" officeooo:paragraph-rsid="001afd0a" style:language-asian="zxx" style:country-asian="none" style:language-complex="zxx" style:country-complex="none"/>
    </style:style>
    <style:style style:name="P10" style:family="paragraph" style:parent-style-name="a_20_faire_2f__20_fait">
      <style:text-properties fo:language="fr" fo:country="FR" officeooo:paragraph-rsid="001afd0a" style:language-asian="zxx" style:country-asian="none" style:language-complex="zxx" style:country-complex="none"/>
    </style:style>
    <style:style style:name="P11" style:family="paragraph" style:parent-style-name="Date">
      <style:text-properties fo:language="fr" fo:country="FR" officeooo:rsid="0014c312" officeooo:paragraph-rsid="001afd0a" style:language-asian="zxx" style:country-asian="none" style:language-complex="zxx" style:country-complex="none"/>
    </style:style>
    <style:style style:name="P12" style:family="paragraph" style:parent-style-name="Text_20_body" style:list-style-name="L1">
      <style:text-properties fo:language="fr" fo:country="FR" officeooo:rsid="0011a3a8" officeooo:paragraph-rsid="0011a3a8" style:language-asian="zxx" style:country-asian="none" style:language-complex="zxx" style:country-complex="none"/>
    </style:style>
    <style:style style:name="P13" style:family="paragraph" style:parent-style-name="Text_20_body" style:list-style-name="L1">
      <style:text-properties fo:language="fr" fo:country="FR" officeooo:rsid="0014c312" officeooo:paragraph-rsid="0014c312" style:language-asian="zxx" style:country-asian="none" style:language-complex="zxx" style:country-complex="none"/>
    </style:style>
    <style:style style:name="P14" style:family="paragraph" style:parent-style-name="Text_20_body" style:list-style-name="L1">
      <style:text-properties fo:language="fr" fo:country="FR" officeooo:rsid="0014c312" officeooo:paragraph-rsid="001afd0a" style:language-asian="zxx" style:country-asian="none" style:language-complex="zxx" style:country-complex="none"/>
    </style:style>
    <style:style style:name="P15" style:family="paragraph" style:parent-style-name="Text_20_body" style:list-style-name="L1">
      <style:text-properties fo:language="fr" fo:country="FR" officeooo:rsid="0014c312" officeooo:paragraph-rsid="001ba8b2" style:language-asian="zxx" style:country-asian="none" style:language-complex="zxx" style:country-complex="none"/>
    </style:style>
    <style:style style:name="P16" style:family="paragraph" style:parent-style-name="Text_20_body" style:list-style-name="L1">
      <style:text-properties fo:language="fr" fo:country="FR" officeooo:rsid="0016a85b" officeooo:paragraph-rsid="0016a85b" style:language-asian="zxx" style:country-asian="none" style:language-complex="zxx" style:country-complex="none"/>
    </style:style>
    <style:style style:name="P17" style:family="paragraph" style:parent-style-name="Text_20_body" style:list-style-name="L1">
      <style:text-properties fo:language="fr" fo:country="FR" officeooo:rsid="001ba8b2" officeooo:paragraph-rsid="001ba8b2" style:language-asian="zxx" style:country-asian="none" style:language-complex="zxx" style:country-complex="none"/>
    </style:style>
    <style:style style:name="P18" style:family="paragraph" style:parent-style-name="Text_20_body" style:list-style-name="L4">
      <style:text-properties fo:language="fr" fo:country="FR" officeooo:rsid="001ba8b2" officeooo:paragraph-rsid="001ca8aa" style:language-asian="zxx" style:country-asian="none" style:language-complex="zxx" style:country-complex="none"/>
    </style:style>
    <style:style style:name="P19" style:family="paragraph" style:parent-style-name="Text_20_body" style:list-style-name="L4">
      <style:text-properties fo:language="fr" fo:country="FR" officeooo:rsid="001ba8b2" officeooo:paragraph-rsid="0021464c" style:language-asian="zxx" style:country-asian="none" style:language-complex="zxx" style:country-complex="none"/>
    </style:style>
    <style:style style:name="P20" style:family="paragraph" style:parent-style-name="Text_20_body" style:list-style-name="L2">
      <style:text-properties officeooo:rsid="0012a88e" officeooo:paragraph-rsid="0012a88e"/>
    </style:style>
    <style:style style:name="P21" style:family="paragraph" style:parent-style-name="Text_20_body" style:list-style-name="L3">
      <style:text-properties officeooo:rsid="00174e83" officeooo:paragraph-rsid="00174e83"/>
    </style:style>
    <style:style style:name="P22" style:family="paragraph" style:parent-style-name="Text_20_body" style:list-style-name="L3">
      <style:text-properties officeooo:rsid="0017f056" officeooo:paragraph-rsid="0017f056"/>
    </style:style>
    <style:style style:name="P23" style:family="paragraph" style:parent-style-name="Text_20_body" style:list-style-name="L3">
      <style:text-properties officeooo:rsid="001ba8b2" officeooo:paragraph-rsid="001ba8b2"/>
    </style:style>
    <style:style style:name="P24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13673a" officeooo:paragraph-rsid="0014c312"/>
    </style:style>
    <style:style style:name="T1" style:family="text">
      <style:text-properties officeooo:rsid="0014c312"/>
    </style:style>
    <style:style style:name="T2" style:family="text">
      <style:text-properties officeooo:rsid="001afd0a"/>
    </style:style>
    <style:style style:name="T3" style:family="text">
      <style:text-properties officeooo:rsid="001e84fc"/>
    </style:style>
    <style:style style:name="T4" style:family="text">
      <style:text-properties officeooo:rsid="001fd4d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1/09 <text:span text:style-name="T1">et 12/09</text:span></text:p>
      <text:p text:style-name="P1"/>
      <text:p text:style-name="P5"><text:s/>A faire :</text:p>
      <text:list xml:id="list6136309643228319215" text:style-name="L1">
        <text:list-item>
          <text:p text:style-name="P12">Définir un sujet de projet</text:p>
        </text:list-item>
        <text:list-item>
          <text:p text:style-name="P12">Commencer le document de suivi</text:p>
        </text:list-item>
      </text:list>
      <text:p text:style-name="P5"/>
      <text:p text:style-name="P5">Réalisé :</text:p>
      <text:p text:style-name="P5"/>
      <text:list xml:id="list4292018490148542463" text:style-name="L2">
        <text:list-item>
          <text:p text:style-name="P20">commencé document suivi</text:p>
        </text:list-item>
      </text:list>
      <text:p text:style-name="P5">Problèmes rencontrés : </text:p>
      <text:p text:style-name="P5"/>
      <text:p text:style-name="P7">Du mal à trouver une idée de projet</text:p>
      <text:p text:style-name="P4">19/09</text:p>
      <text:p text:style-name="P2">A faire :</text:p>
      <text:list xml:id="list162728174249547" text:continue-list="list6136309643228319215" text:style-name="L1">
        <text:list-item>
          <text:p text:style-name="P13">créer le git</text:p>
        </text:list-item>
        <text:list-item>
          <text:p text:style-name="P13">commencer le cahier des charges </text:p>
        </text:list-item>
        <text:list-item>
          <text:p text:style-name="P16">créer le framaboard + le configurer</text:p>
        </text:list-item>
      </text:list>
      <text:p text:style-name="P6"/>
      <text:p text:style-name="P6">Réalisé :</text:p>
      <text:p text:style-name="P6"/>
      <text:list xml:id="list1096551273823304550" text:style-name="L3">
        <text:list-item>
          <text:p text:style-name="P21">créer le git</text:p>
        </text:list-item>
        <text:list-item>
          <text:p text:style-name="P22">raseembler nos idées avec Valentin</text:p>
        </text:list-item>
        <text:list-item>
          <text:p text:style-name="P23">créé le frama</text:p>
        </text:list-item>
      </text:list>
      <text:p text:style-name="P6">Problèmes rencontrés : </text:p>
      <text:p text:style-name="P6"/>
      <text:p text:style-name="P24"/>
      <text:p text:style-name="P11"><text:span text:style-name="T2">20/</text:span>09</text:p>
      <text:p text:style-name="P8">A faire :</text:p>
      <text:list xml:id="list162729149023258" text:continue-list="list162728174249547" text:style-name="L1">
        <text:list-item>
          <text:p text:style-name="P17">personnaliser <text:span text:style-name="T3">A</text:span>tom</text:p>
        </text:list-item>
        <text:list-item>
          <text:p text:style-name="P17">faire des recherches sur <text:span text:style-name="T4">Arduino</text:span></text:p>
        </text:list-item>
        <text:list-item>
          <text:p text:style-name="P15">commencer le cahier des charges </text:p>
        </text:list-item>
        <text:list-item>
          <text:p text:style-name="P17">terminer de configurer le framaboard</text:p>
        </text:list-item>
      </text:list>
      <text:p text:style-name="P10"/>
      <text:p text:style-name="P10">Réalisé :</text:p>
      <text:p text:style-name="P10"/>
      <text:list xml:id="list3804335342388006604" text:style-name="L4">
        <text:list-item>
          <text:p text:style-name="P18">personnaliser <text:span text:style-name="T3">A</text:span>tom</text:p>
        </text:list-item>
        <text:list-item>
          <text:p text:style-name="P19">faire des recherches sur <text:span text:style-name="T4">Arduino</text:span></text:p>
        </text:list-item>
      </text:list>
      <text:p text:style-name="P10">Problèmes rencontrés : 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Date" style:family="paragraph" style:parent-style-name="Standard">
      <style:text-properties fo:color="#ff3333" fo:font-size="13pt" style:text-underline-style="solid" style:text-underline-width="auto" style:text-underline-color="font-color" officeooo:rsid="00117ada" style:font-size-asian="13pt" style:font-size-complex="13pt"/>
    </style:style>
    <style:style style:name="a_20_faire_2f__20_fait" style:display-name="a faire/ fait" style:family="paragraph" style:parent-style-name="Standard">
      <style:text-properties fo:color="#000000" fo:font-size="13pt" style:text-underline-style="solid" style:text-underline-width="auto" style:text-underline-color="font-color" fo:font-weight="bold" officeooo:rsid="00117ada" style:font-size-asian="13pt" style:font-weight-asian="bold" style:font-size-complex="13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48M36S</meta:editing-duration>
    <meta:editing-cycles>15</meta:editing-cycles>
    <meta:generator>LibreOffice/5.2.7.2$Windows_x86 LibreOffice_project/2b7f1e640c46ceb28adf43ee075a6e8b8439ed10</meta:generator>
    <dc:date>2018-09-20T16:27:26.019000000</dc:date>
    <meta:document-statistic meta:table-count="0" meta:image-count="0" meta:object-count="0" meta:page-count="1" meta:paragraph-count="28" meta:word-count="114" meta:character-count="583" meta:non-whitespace-character-count="506"/>
    <meta:user-defined meta:name="Info 1"/>
    <meta:user-defined meta:name="Info 2"/>
    <meta:user-defined meta:name="Info 3"/>
    <meta:user-defined meta:name="Info 4"/>
  </office:meta>
</office:document-meta>
</file>